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4583in" svg:height="3.7598in" svg:x="2.9614in" svg:y="0.0315in">
            <draw:object draw:notify-on-update-of-ranges="Sheet1.A1:Sheet1.A20 Sheet1.B1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6-1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17-1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18-02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18-07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18-1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19-01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19-06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19-01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20-01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20-05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21-06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21-08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23-02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24-02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string" calcext:value-type="string">
            <text:p>24-03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24-08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string" calcext:value-type="string">
            <text:p>24-10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string" calcext:value-type="string">
            <text:p>25-02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25-07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25-08</text:p>
          </table:table-cell>
          <table:table-cell office:value-type="float" office:value="235" calcext:value-type="float">
            <text:p>2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 style:data-style-name="N2" text:time-value="10:52:57.4019958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7-02T21:06:51.662257944</meta:creation-date>
    <dc:date>2025-08-08T11:01:10.036806083</dc:date>
    <meta:editing-duration>PT43M</meta:editing-duration>
    <meta:editing-cycles>24</meta:editing-cycles>
    <meta:generator>LibreOffice/25.2.5.2$Linux_X86_64 LibreOffice_project/520$Build-2</meta:generator>
    <meta:document-statistic meta:table-count="1" meta:cell-count="4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025cm" svg:height="9.551cm" xlink:href=".." xlink:type="simple" chart:class="chart:line" chart:style-name="ch1">
        <chart:plot-area chart:style-name="ch2" svg:x="0.48cm" svg:y="0.191cm" svg:width="23.065cm" svg:height="9.169cm">
          <chart:coordinate-region svg:x="1.327cm" svg:y="0.391cm" svg:width="21.76cm" svg:height="8.322cm"/>
          <chart:axis chart:dimension="x" chart:name="primary-x" chart:style-name="ch3" chartooo:axis-type="auto">
            <chartooo:date-scale/>
            <chart:categories table:cell-range-address="Sheet1.A1:Sheet1.A2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20" chart:class="chart:line"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6-11</text:p>
                <draw:g>
                  <svg:desc>Sheet1.A1:Sheet1.A20</svg:desc>
                </draw:g>
              </table:table-cell>
              <table:table-cell office:value-type="float" office:value="80">
                <text:p>80</text:p>
                <draw:g>
                  <svg:desc>Sheet1.B1:Sheet1.B20</svg:desc>
                </draw:g>
              </table:table-cell>
            </table:table-row>
            <table:table-row>
              <table:table-cell office:value-type="string">
                <text:p>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9-0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-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-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-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3-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4-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4-0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4-0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4-1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5-0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5-0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5-08</text:p>
              </table:table-cell>
              <table:table-cell office:value-type="float" office:value="235">
                <text:p>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